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16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Groceries</text:p>
          </table:table-cell>
          <table:table-cell office:value-type="float" office:value="85.05">
            <text:p>85.05</text:p>
          </table:table-cell>
          <table:table-cell table:number-columns-repeated="1022"/>
        </table:table-row>
        <table:table-row table:style-name="ro1">
          <table:table-cell office:value-type="string">
            <text:p>Zehrs Expenses</text:p>
          </table:table-cell>
          <table:table-cell office:value-type="float" office:value="18.09">
            <text:p>18.09</text:p>
          </table:table-cell>
          <table:table-cell table:number-columns-repeated="1022"/>
        </table:table-row>
        <table:table-row table:style-name="ro1">
          <table:table-cell office:value-type="string">
            <text:p>Canoe Rentals</text:p>
          </table:table-cell>
          <table:table-cell office:value-type="float" office:value="542.4">
            <text:p>542.4</text:p>
          </table:table-cell>
          <table:table-cell table:number-columns-repeated="1022"/>
        </table:table-row>
        <table:table-row table:style-name="ro1">
          <table:table-cell office:value-type="string">
            <text:p>Permit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Gas</text:p>
          </table:table-cell>
          <table:table-cell office:value-type="string">
            <text:p>~80</text:p>
          </table:table-cell>
          <table:table-cell table:number-columns-repeated="1022"/>
        </table:table-row>
        <table:table-row table:style-name="ro1">
          <table:table-cell office:value-type="string">
            <text:p>Wine</text:p>
          </table:table-cell>
          <table:table-cell office:value-type="string">
            <text:p>~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office:value-type="float" office:value="820.54">
            <text:p>820.5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David</text:p>
          </table:table-cell>
          <table:table-cell office:value-type="string">
            <text:p>Albina</text:p>
          </table:table-cell>
          <table:table-cell office:value-type="string">
            <text:p>Daniel</text:p>
          </table:table-cell>
          <table:table-cell office:value-type="string">
            <text:p>Jamie</text:p>
          </table:table-cell>
          <table:table-cell office:value-type="string">
            <text:p>Gemma</text:p>
          </table:table-cell>
          <table:table-cell table:number-columns-repeated="1016"/>
        </table:table-row>
        <table:table-row table:style-name="ro1">
          <table:table-cell office:value-type="string">
            <text:p>Trip expenses</text:p>
          </table:table-cell>
          <table:table-cell table:number-columns-repeated="2"/>
          <table:table-cell office:value-type="float" office:value="424.34">
            <text:p>424.34</text:p>
          </table:table-cell>
          <table:table-cell/>
          <table:table-cell office:value-type="float" office:value="316.2">
            <text:p>316.2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 office:value-type="string">
            <text:p>Cost of trip per person</text:p>
          </table:table-cell>
          <table:table-cell table:number-columns-repeated="2"/>
          <table:table-cell table:number-columns-repeated="5" office:value-type="float" office:value="164.11">
            <text:p>164.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wed</text:p>
          </table:table-cell>
          <table:table-cell table:number-columns-repeated="2"/>
          <table:table-cell office:value-type="float" office:value="260.23">
            <text:p>260.23</text:p>
          </table:table-cell>
          <table:table-cell/>
          <table:table-cell office:value-type="float" office:value="152.09">
            <text:p>152.09</text:p>
          </table:table-cell>
          <table:table-cell table:number-columns-repeated="1018"/>
        </table:table-row>
        <table:table-row table:style-name="ro1">
          <table:table-cell office:value-type="string">
            <text:p>Owes</text:p>
          </table:table-cell>
          <table:table-cell table:number-columns-repeated="3"/>
          <table:table-cell office:value-type="float" office:value="164.11">
            <text:p>164.11</text:p>
          </table:table-cell>
          <table:table-cell/>
          <table:table-cell office:value-type="float" office:value="84.11">
            <text:p>84.11</text:p>
          </table:table-cell>
          <table:table-cell office:value-type="float" office:value="164.11">
            <text:p>164.11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7:2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15T17:28:45.84</dc:date>
    <dc:creator>Albina Tyker</dc:creator>
    <meta:document-statistic meta:table-count="3" meta:cell-count="36" meta:object-count="0"/>
    <meta:generator>OpenOffice.org/3.3$Win32 OpenOffice.org_project/330m20$Build-9567</meta:generator>
  </office:meta>
</office:document-meta>
</file>